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officeooo:rsid="0018d327" officeooo:paragraph-rsid="0018d327"/>
    </style:style>
    <style:style style:name="P2" style:family="paragraph" style:parent-style-name="Text_20_body">
      <style:text-properties officeooo:rsid="0016c5ed" officeooo:paragraph-rsid="0016c5ed"/>
    </style:style>
    <style:style style:name="P3" style:family="paragraph" style:parent-style-name="Text_20_body" style:list-style-name="L1">
      <style:text-properties officeooo:rsid="0016c5ed" officeooo:paragraph-rsid="0016c5ed"/>
    </style:style>
    <style:style style:name="P4" style:family="paragraph" style:parent-style-name="Text_20_body" style:list-style-name="L2">
      <style:text-properties officeooo:rsid="0016c5ed" officeooo:paragraph-rsid="0018d327"/>
    </style:style>
    <style:style style:name="P5" style:family="paragraph" style:parent-style-name="Text_20_body">
      <style:text-properties officeooo:rsid="0016c5ed" officeooo:paragraph-rsid="0018d327"/>
    </style:style>
    <style:style style:name="P6" style:family="paragraph" style:parent-style-name="Text_20_body" style:list-style-name="L1">
      <style:text-properties officeooo:rsid="0018d327" officeooo:paragraph-rsid="0018d327"/>
    </style:style>
    <style:style style:name="P7" style:family="paragraph" style:parent-style-name="Text_20_body" style:list-style-name="L2">
      <style:text-properties officeooo:rsid="0018d327" officeooo:paragraph-rsid="0018d327"/>
    </style:style>
    <style:style style:name="P8" style:family="paragraph" style:parent-style-name="Text_20_body" style:list-style-name="L3">
      <style:text-properties officeooo:rsid="0018d327" officeooo:paragraph-rsid="0018d327"/>
    </style:style>
    <style:style style:name="P9" style:family="paragraph" style:parent-style-name="Title">
      <style:text-properties officeooo:rsid="0016c5ed" officeooo:paragraph-rsid="0016c5ed"/>
    </style:style>
    <style:style style:name="T1" style:family="text">
      <style:text-properties officeooo:rsid="0018ba7a"/>
    </style:style>
    <style:style style:name="T2" style:family="text">
      <style:text-properties officeooo:rsid="0018d32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ssues raised at second customer meeting</text:p>
      <text:p text:style-name="P2"/>
      <text:list xml:id="list2185035145" text:style-name="L1">
        <text:list-item>
          <text:p text:style-name="P3">show han<text:span text:style-name="T1">d</text:span>icap in race editor</text:p>
        </text:list-item>
        <text:list-item>
          <text:p text:style-name="P3">fix typos</text:p>
        </text:list-item>
        <text:list-item>
          <text:p text:style-name="P3">non sailor can see results from each race</text:p>
        </text:list-item>
        <text:list-item>
          <text:p text:style-name="P3">add feature to discount worst races</text:p>
        </text:list-item>
        <text:list-item>
          <text:p text:style-name="P3">current score is actually corrected time, score = 1,2,3rd etc.</text:p>
        </text:list-item>
        <text:list-item>
          <text:p text:style-name="P3">enure user understands if tables are up to date or not</text:p>
        </text:list-item>
        <text:list-item>
          <text:p text:style-name="P3">admin can set did not finish and race officer scores contributions</text:p>
        </text:list-item>
        <text:list-item>
          <text:p text:style-name="P3">deal with situation where scores are identical</text:p>
        </text:list-item>
        <text:list-item>
          <text:p text:style-name="P3">review error repo<text:span text:style-name="T2">r</text:span>ting: especially from database e.g line too long</text:p>
        </text:list-item>
        <text:list-item>
          <text:p text:style-name="P6">Populate handicaps from csv file, not manually</text:p>
        </text:list-item>
      </text:list>
      <text:h text:style-name="P1" text:outline-level="2">Prioritised (by effort and importance)</text:h>
      <text:list xml:id="list2184651181" text:style-name="L2">
        <text:list-item>
          <text:p text:style-name="P4">fix typos</text:p>
        </text:list-item>
        <text:list-item>
          <text:p text:style-name="P4">show han<text:span text:style-name="T1">d</text:span>icap in race editor</text:p>
        </text:list-item>
        <text:list-item>
          <text:p text:style-name="P4">current score is actually corrected time, score = 1,2,3rd etc.</text:p>
        </text:list-item>
        <text:list-item>
          <text:p text:style-name="P4">admin can set did not finish and race officer scores contribution</text:p>
        </text:list-item>
        <text:list-item>
          <text:p text:style-name="P4">non sailor can see results from each race</text:p>
        </text:list-item>
        <text:list-item>
          <text:p text:style-name="P4">enure user understands if tables are up to date or not</text:p>
        </text:list-item>
        <text:list-item>
          <text:p text:style-name="P7">Populate handicaps from csv file, not manually</text:p>
        </text:list-item>
        <text:list-item>
          <text:p text:style-name="P4">deal with situation where scores are identical</text:p>
        </text:list-item>
        <text:list-item>
          <text:p text:style-name="P4">add feature to discount worst races</text:p>
        </text:list-item>
      </text:list>
      <text:p text:style-name="P5"/>
      <text:h text:style-name="P1" text:outline-level="2">plan to Finnish</text:h>
      <text:list xml:id="list1363487008" text:style-name="L3">
        <text:list-item>
          <text:p text:style-name="P8">Finnish unfinished stuff from previous sprint</text:p>
        </text:list-item>
        <text:list-item>
          <text:p text:style-name="P8">fix as many issues as possible in order of priority</text:p>
        </text:list-item>
        <text:list-item>
          <text:p text:style-name="P8">fix any other major bugs</text:p>
        </text:list-item>
        <text:list-item>
          <text:p text:style-name="P8">get whole thing in deliverable stat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2T17:26:26.302000000</dc:date>
    <meta:editing-duration>PT9M6S</meta:editing-duration>
    <meta:editing-cycles>1</meta:editing-cycles>
    <meta:document-statistic meta:table-count="0" meta:image-count="0" meta:object-count="0" meta:page-count="1" meta:paragraph-count="26" meta:word-count="208" meta:character-count="1124" meta:non-whitespace-character-count="965"/>
    <meta:generator>LibreOffice/7.2.4.1$Windows_X86_64 LibreOffice_project/27d75539669ac387bb498e35313b970b7fe9c4f9</meta:generator>
  </office:meta>
</office:document-meta>
</file>